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8474" officeooo:paragraph-rsid="001f8474"/>
    </style:style>
    <style:style style:name="P2" style:family="paragraph" style:parent-style-name="Standard">
      <style:text-properties style:font-name="Arial Rounded MT Bold" fo:font-size="13pt" officeooo:rsid="001f8474" officeooo:paragraph-rsid="001f8474" style:font-size-asian="13pt" style:font-size-complex="13pt"/>
    </style:style>
    <style:style style:name="P3" style:family="paragraph" style:parent-style-name="Standard">
      <style:text-properties style:font-name="Arial Rounded MT Bold" fo:font-size="12pt" officeooo:rsid="001f8474" officeooo:paragraph-rsid="001f8474" style:font-size-asian="10.5pt" style:font-size-complex="12pt"/>
    </style:style>
    <style:style style:name="P4" style:family="paragraph" style:parent-style-name="Standard">
      <style:text-properties style:font-name="Arial" fo:font-size="14pt" fo:font-weight="normal" officeooo:rsid="001f8474" officeooo:paragraph-rsid="001f8474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bold" officeooo:rsid="001f8474" officeooo:paragraph-rsid="001f847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2pt" officeooo:rsid="001f8474" officeooo:paragraph-rsid="001f8474" style:font-size-asian="10.5pt" style:font-size-complex="12pt"/>
    </style:style>
    <style:style style:name="P7" style:family="paragraph" style:parent-style-name="Standard">
      <style:text-properties style:font-name="Arial" fo:font-size="12pt" fo:font-weight="bold" officeooo:rsid="001ff8e1" officeooo:paragraph-rsid="001ff8e1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rsid="00206deb" officeooo:paragraph-rsid="00206deb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a7f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a872" style:font-weight-asian="normal" style:font-weight-complex="normal"/>
    </style:style>
    <style:style style:name="T5" style:family="text">
      <style:text-properties fo:font-weight="normal" officeooo:rsid="0023927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se 1: Escopo do Ciclo de Melhorias</text:p>
      <text:p text:style-name="P4"/>
      <text:p text:style-name="P6"><text:span text:style-name="T1">Processo de Venda: </text:span>O cliente entra na loja e diz que precisa comprar um padrão de energia; o vendedor prontamente atende o cliente, perguntando qual tipo de padrão atenderia a necessidade do cliente; o cliente informa as suas necessidades, e o vendedor mostra todos os modelos disponíveis na loja, que atendam a necessidade do comprador, <text:span text:style-name="T2">estando em estoque ou não; o cliente escolhe qual ou quais padrões deseja comprar; o vendedor informa o preço de cada padrão escolhido pelo comprador e as formas de pagamento disponíveis; se o cliente comprar, o vendedor verifica se tem todos os padrões em estoque, caso algum não esteja em estoque, o vendedor contacta o fornecedor e faz o pedido do padrão; feito isso, o vendedor finaliza a compra.</text:span></text:p>
      <text:p text:style-name="P6"/>
      <text:p text:style-name="P7">Processo de Instalação: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cesso de Manutenção: <text:span text:style-name="T3">O cliente liga ou vai até a loja e diz que est</text:span><text:span text:style-name="T4">á</text:span><text:span text:style-name="T3"> com algum problema com o padrão; o atendente diz que vai enviar um técnico para atender ao chamado do cliente; o atendente informa o técnico </text:span><text:span text:style-name="T4">disponível; o técnico vai ao local do atendimento e avalia os equipamentos, </text:span><text:span text:style-name="T5">se realmente houver algum defeito,</text:span><text:span text:style-name="T4"> </text:span><text:span text:style-name="T5">o </text:span><text:span text:style-name="T4">técnico faz o orçamento e informa o cliente, se o cliente não aceitar o processo termina, se o cliente aceitar, o técnico efetua o serviço e encerra o processo.</text:span></text:p>
      <text:p text:style-name="P2"/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39:17.719000000</meta:creation-date>
    <dc:date>2016-03-07T00:41:41.678000000</dc:date>
    <meta:editing-duration>PT6M57S</meta:editing-duration>
    <meta:editing-cycles>2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5" meta:word-count="221" meta:character-count="1285" meta:non-whitespace-character-count="1066"/>
  </office:meta>
</office:document-meta>
</file>